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56.49pt" svg:height="258.43pt" svg:x="144.26pt" svg:y="268.81pt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Raw: 18505 <text:s text:c="3"/>sampled: 1863.602 <text:s text:c="2"/>given: 3800 <text:s text:c="2"/>gain: 2.03906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8506 <text:s text:c="3"/>sampled: 1863.702 <text:s text:c="2"/>given: 3800 <text:s text:c="2"/>gain: 2.03895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33 <text:s text:c="3"/>sampled: 1765.714 <text:s text:c="2"/>given: 3600 <text:s text:c="2"/>gain: 2.03883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33 <text:s text:c="3"/>sampled: 1765.714 <text:s text:c="2"/>given: 3600 <text:s text:c="2"/>gain: 2.03883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57 <text:s text:c="3"/>sampled: 1667.422 <text:s text:c="2"/>given: 3400 <text:s text:c="2"/>gain: 2.03907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57 <text:s text:c="3"/>sampled: 1667.422 <text:s text:c="2"/>given: 3400 <text:s text:c="2"/>gain: 2.03907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82 <text:s text:c="3"/>sampled: 1569.232 <text:s text:c="2"/>given: 3200 <text:s text:c="2"/>gain: 2.0392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82 <text:s text:c="3"/>sampled: 1569.232 <text:s text:c="2"/>given: 3200 <text:s text:c="2"/>gain: 2.0392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08 <text:s text:c="3"/>sampled: 1471.143 <text:s text:c="2"/>given: 3000 <text:s text:c="2"/>gain: 2.03923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08 <text:s text:c="3"/>sampled: 1471.143 <text:s text:c="2"/>given: 3000 <text:s text:c="2"/>gain: 2.03923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35 <text:s text:c="3"/>sampled: 1373.154 <text:s text:c="2"/>given: 2800 <text:s text:c="2"/>gain: 2.03910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34 <text:s text:c="3"/>sampled: 1373.053 <text:s text:c="2"/>given: 2800 <text:s text:c="2"/>gain: 2.03925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59 <text:s text:c="3"/>sampled: 1274.863 <text:s text:c="2"/>given: 2600 <text:s text:c="2"/>gain: 2.03943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60 <text:s text:c="3"/>sampled: 1274.963 <text:s text:c="2"/>given: 2600 <text:s text:c="2"/>gain: 2.03927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87 <text:s text:c="3"/>sampled: 1176.974 <text:s text:c="2"/>given: 2400 <text:s text:c="2"/>gain: 2.03912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87 <text:s text:c="3"/>sampled: 1176.974 <text:s text:c="2"/>given: 2400 <text:s text:c="2"/>gain: 2.03912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14 <text:s text:c="3"/>sampled: 1078.986 <text:s text:c="2"/>given: 2200 <text:s text:c="2"/>gain: 2.03895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14 <text:s text:c="3"/>sampled: 1078.986 <text:s text:c="2"/>given: 2200 <text:s text:c="2"/>gain: 2.038952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9062" calcext:value-type="float">
            <text:p>2.03906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836" calcext:value-type="float">
            <text:p>2.038836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836" calcext:value-type="float">
            <text:p>2.038836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075" calcext:value-type="float">
            <text:p>2.03907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075" calcext:value-type="float">
            <text:p>2.03907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214" calcext:value-type="float">
            <text:p>2.03921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214" calcext:value-type="float">
            <text:p>2.03921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231" calcext:value-type="float">
            <text:p>2.03923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231" calcext:value-type="float">
            <text:p>2.03923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102" calcext:value-type="float">
            <text:p>2.03910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251" calcext:value-type="float">
            <text:p>2.03925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435" calcext:value-type="float">
            <text:p>2.03943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274" calcext:value-type="float">
            <text:p>2.03927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127" calcext:value-type="float">
            <text:p>2.03912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127" calcext:value-type="float">
            <text:p>2.03912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91" calcext:value-type="float">
            <text:p>2.0391</text:p>
          </table:table-cell>
          <table:table-cell table:number-columns-repeated="6"/>
        </table:table-row>
        <table:table-row table:style-name="ro1" table:number-rows-repeated="17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346.396" calcext:value-type="float">
            <text:p>2346.396</text:p>
          </table:table-cell>
          <table:table-cell table:formula="of:=AVERAGE([.A61:.A160])" office:value-type="float" office:value="2347.25189" calcext:value-type="float">
            <text:p>2347.25189</text:p>
          </table:table-cell>
          <table:table-cell table:formula="of:=AVERAGE([.F61:.F64])" office:value-type="float" office:value="49.87525" calcext:value-type="float">
            <text:p>49.87525</text:p>
          </table:table-cell>
          <table:table-cell table:formula="of:=2*[.C61]" office:value-type="float" office:value="99.7505" calcext:value-type="float">
            <text:p>99.7505</text:p>
          </table:table-cell>
          <table:table-cell table:formula="of:=[.D61]/[.B61]" office:value-type="float" office:value="0.04249671729948" calcext:value-type="float">
            <text:p>0.04249671729948</text:p>
          </table:table-cell>
          <table:table-cell office:value-type="float" office:value="49.886" calcext:value-type="float">
            <text:p>49.886</text:p>
          </table:table-cell>
          <table:table-cell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4"/>
          <table:table-cell office:value-type="float" office:value="49.873" calcext:value-type="float">
            <text:p>49.873</text:p>
          </table:table-cell>
          <table:table-cell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4"/>
          <table:table-cell office:value-type="float" office:value="49.871" calcext:value-type="float">
            <text:p>49.871</text:p>
          </table:table-cell>
          <table:table-cell/>
        </table:table-row>
        <table:table-row table:style-name="ro1">
          <table:table-cell office:value-type="float" office:value="2346.597" calcext:value-type="float">
            <text:p>2346.597</text:p>
          </table:table-cell>
          <table:table-cell table:number-columns-repeated="4"/>
          <table:table-cell office:value-type="float" office:value="49.871" calcext:value-type="float">
            <text:p>49.871</text:p>
          </table:table-cell>
          <table:table-cell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6.094" calcext:value-type="float">
            <text:p>2346.094</text:p>
          </table:table-cell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6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1">
          <table:table-cell office:value-type="float" office:value="2346.597" calcext:value-type="float">
            <text:p>2346.597</text:p>
          </table:table-cell>
          <table:table-cell table:number-columns-repeated="6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6.597" calcext:value-type="float">
            <text:p>2346.597</text:p>
          </table:table-cell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6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number-columns-repeated="6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1">
          <table:table-cell office:value-type="float" office:value="2346.597" calcext:value-type="float">
            <text:p>2346.597</text:p>
          </table:table-cell>
          <table:table-cell table:number-columns-repeated="6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6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number-columns-repeated="6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6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6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6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6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6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6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6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6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6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6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6"/>
        </table:table-row>
        <table:table-row table:style-name="ro1">
          <table:table-cell office:value-type="float" office:value="2348.309" calcext:value-type="float">
            <text:p>2348.309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6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6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6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6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6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6"/>
        </table:table-row>
        <table:table-row table:style-name="ro1">
          <table:table-cell office:value-type="float" office:value="2348.309" calcext:value-type="float">
            <text:p>2348.309</text:p>
          </table:table-cell>
          <table:table-cell table:number-columns-repeated="6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6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6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formula="of:=AVERAGE([.A164:.A258])" office:value-type="float" office:value="2280.29967368421" calcext:value-type="float">
            <text:p>2280.29967368421</text:p>
          </table:table-cell>
          <table:table-cell table:formula="of:=AVERAGE([.F164:.F169])" office:value-type="float" office:value="4.87366666666667" calcext:value-type="float">
            <text:p>4.87366666666667</text:p>
          </table:table-cell>
          <table:table-cell table:formula="of:=2*[.C164]" office:value-type="float" office:value="9.74733333333333" calcext:value-type="float">
            <text:p>9.74733333333333</text:p>
          </table:table-cell>
          <table:table-cell table:formula="of:=[.D164]/[.B164]" office:value-type="float" office:value="0.00427458436530181" calcext:value-type="float">
            <text:p>0.004274584365302</text:p>
          </table:table-cell>
          <table:table-cell office:value-type="float" office:value="4.875" calcext:value-type="float">
            <text:p>4.875</text:p>
          </table:table-cell>
          <table:table-cell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4"/>
          <table:table-cell office:value-type="float" office:value="4.874" calcext:value-type="float">
            <text:p>4.874</text:p>
          </table:table-cell>
          <table:table-cell/>
        </table:table-row>
        <table:table-row table:style-name="ro1">
          <table:table-cell office:value-type="float" office:value="2281.036" calcext:value-type="float">
            <text:p>2281.036</text:p>
          </table:table-cell>
          <table:table-cell table:number-columns-repeated="4"/>
          <table:table-cell office:value-type="float" office:value="4.873" calcext:value-type="float">
            <text:p>4.873</text:p>
          </table:table-cell>
          <table:table-cell/>
        </table:table-row>
        <table:table-row table:style-name="ro1">
          <table:table-cell office:value-type="float" office:value="2280.634" calcext:value-type="float">
            <text:p>2280.634</text:p>
          </table:table-cell>
          <table:table-cell table:number-columns-repeated="4"/>
          <table:table-cell office:value-type="float" office:value="4.874" calcext:value-type="float">
            <text:p>4.874</text:p>
          </table:table-cell>
          <table:table-cell/>
        </table:table-row>
        <table:table-row table:style-name="ro1">
          <table:table-cell office:value-type="float" office:value="2280.533" calcext:value-type="float">
            <text:p>2280.533</text:p>
          </table:table-cell>
          <table:table-cell table:number-columns-repeated="4"/>
          <table:table-cell office:value-type="float" office:value="4.873" calcext:value-type="float">
            <text:p>4.873</text:p>
          </table:table-cell>
          <table:table-cell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4"/>
          <table:table-cell office:value-type="float" office:value="4.873" calcext:value-type="float">
            <text:p>4.873</text:p>
          </table:table-cell>
          <table:table-cell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0.936" calcext:value-type="float">
            <text:p>2280.936</text:p>
          </table:table-cell>
          <table:table-cell table:number-columns-repeated="6"/>
        </table:table-row>
        <table:table-row table:style-name="ro1">
          <table:table-cell office:value-type="float" office:value="2281.439" calcext:value-type="float">
            <text:p>2281.439</text:p>
          </table:table-cell>
          <table:table-cell table:number-columns-repeated="6"/>
        </table:table-row>
        <table:table-row table:style-name="ro1">
          <table:table-cell office:value-type="float" office:value="2279.324" calcext:value-type="float">
            <text:p>2279.324</text:p>
          </table:table-cell>
          <table:table-cell table:number-columns-repeated="6"/>
        </table:table-row>
        <table:table-row table:style-name="ro1">
          <table:table-cell office:value-type="float" office:value="2280.936" calcext:value-type="float">
            <text:p>2280.936</text:p>
          </table:table-cell>
          <table:table-cell table:number-columns-repeated="6"/>
        </table:table-row>
        <table:table-row table:style-name="ro1">
          <table:table-cell office:value-type="float" office:value="2280.634" calcext:value-type="float">
            <text:p>2280.634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80.734" calcext:value-type="float">
            <text:p>2280.734</text:p>
          </table:table-cell>
          <table:table-cell table:number-columns-repeated="6"/>
        </table:table-row>
        <table:table-row table:style-name="ro1">
          <table:table-cell office:value-type="float" office:value="2280.936" calcext:value-type="float">
            <text:p>2280.936</text:p>
          </table:table-cell>
          <table:table-cell table:number-columns-repeated="6"/>
        </table:table-row>
        <table:table-row table:style-name="ro1">
          <table:table-cell office:value-type="float" office:value="2280.936" calcext:value-type="float">
            <text:p>2280.936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80.936" calcext:value-type="float">
            <text:p>2280.936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79.526" calcext:value-type="float">
            <text:p>2279.526</text:p>
          </table:table-cell>
          <table:table-cell table:number-columns-repeated="6"/>
        </table:table-row>
        <table:table-row table:style-name="ro1">
          <table:table-cell office:value-type="float" office:value="2279.324" calcext:value-type="float">
            <text:p>2279.324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81.137" calcext:value-type="float">
            <text:p>2281.137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79.425" calcext:value-type="float">
            <text:p>2279.425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79.425" calcext:value-type="float">
            <text:p>2279.425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81.439" calcext:value-type="float">
            <text:p>2281.439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80.734" calcext:value-type="float">
            <text:p>2280.734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81.036" calcext:value-type="float">
            <text:p>2281.036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79.526" calcext:value-type="float">
            <text:p>2279.526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80.634" calcext:value-type="float">
            <text:p>2280.634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79.425" calcext:value-type="float">
            <text:p>2279.425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0.936" calcext:value-type="float">
            <text:p>2280.936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79.727" calcext:value-type="float">
            <text:p>2279.727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79.123" calcext:value-type="float">
            <text:p>2279.123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533" calcext:value-type="float">
            <text:p>2280.533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1.036" calcext:value-type="float">
            <text:p>2281.036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80.936" calcext:value-type="float">
            <text:p>2280.936</text:p>
          </table:table-cell>
          <table:table-cell table:number-columns-repeated="6"/>
        </table:table-row>
        <table:table-row table:style-name="ro1">
          <table:table-cell office:value-type="float" office:value="2280.533" calcext:value-type="float">
            <text:p>2280.533</text:p>
          </table:table-cell>
          <table:table-cell table:number-columns-repeated="6"/>
        </table:table-row>
        <table:table-row table:style-name="ro1">
          <table:table-cell office:value-type="float" office:value="2280.936" calcext:value-type="float">
            <text:p>2280.936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79.526" calcext:value-type="float">
            <text:p>2279.526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80.734" calcext:value-type="float">
            <text:p>2280.734</text:p>
          </table:table-cell>
          <table:table-cell table:number-columns-repeated="6"/>
        </table:table-row>
        <table:table-row table:style-name="ro1">
          <table:table-cell office:value-type="float" office:value="2280.533" calcext:value-type="float">
            <text:p>2280.5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0:53:49.8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8-11-27T10:54:48.466000000</dc:date>
    <meta:editing-duration>PT5H42M49S</meta:editing-duration>
    <meta:editing-cycles>102</meta:editing-cycles>
    <meta:document-statistic meta:table-count="1" meta:cell-count="2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9.118cm" xlink:href=".." xlink:type="simple" chart:class="chart:line" chart:style-name="ch1">
        <chart:legend chart:legend-position="end" svg:x="30.855cm" svg:y="4.257cm" style:legend-expansion="high" chart:style-name="ch2"/>
        <chart:plot-area chart:style-name="ch3" table:cell-range-address="Sheet1.A22:Sheet1.A39" svg:x="0.674cm" svg:y="0.182cm" svg:width="29.507cm" svg:height="8.754cm">
          <chartooo:coordinate-region svg:x="1.983cm" svg:y="0.384cm" svg:width="28.006cm" svg:height="7.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9062">
                <text:p>2.039062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8836">
                <text:p>2.038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836">
                <text:p>2.038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9075">
                <text:p>2.039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9075">
                <text:p>2.039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9214">
                <text:p>2.039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9214">
                <text:p>2.039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9231">
                <text:p>2.039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9231">
                <text:p>2.039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9102">
                <text:p>2.039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9251">
                <text:p>2.039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9435">
                <text:p>2.039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9274">
                <text:p>2.039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9127">
                <text:p>2.039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9127">
                <text:p>2.039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8952">
                <text:p>2.038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